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3708c" officeooo:paragraph-rsid="0133708c"/>
    </style:style>
    <style:style style:name="P168" style:family="paragraph" style:parent-style-name="Standard">
      <style:text-properties style:font-name="Times" officeooo:rsid="01345d2d" officeooo:paragraph-rsid="01345d2d"/>
    </style:style>
    <style:style style:name="P169" style:family="paragraph" style:parent-style-name="Standard">
      <style:text-properties style:font-name="Times" officeooo:rsid="01354994" officeooo:paragraph-rsid="01354994"/>
    </style:style>
    <style:style style:name="P170" style:family="paragraph" style:parent-style-name="Standard">
      <style:text-properties style:font-name="Times" officeooo:rsid="0136f4da" officeooo:paragraph-rsid="0136f4da"/>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9">99_1: fixed mistakes by sekand method. <text:span text:style-name="T119">Mass conservation not achieved.</text:span></text:p>
      <text:p text:style-name="P170">99_2: add dilatation term.</text:p>
      <text:p text:style-name="P168">Next commit “works for surf_adsp alone, still need to adjust for both adsp on”</text:p>
      <text:p text:style-name="P164"/>
      <text:p text:style-name="P167">I can integrate ds for all surface integrals, so that no need to recalculate in each equatio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text:soft-page-break/>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6T10:58:55.923984067</dc:date>
    <dc:creator>Lihui Wang</dc:creator>
    <meta:editing-duration>P39DT17H5M27S</meta:editing-duration>
    <meta:editing-cycles>227</meta:editing-cycles>
    <meta:generator>LibreOffice/4.3.7.2$Linux_X86_64 LibreOffice_project/430$Build-2</meta:generator>
    <meta:document-statistic meta:table-count="0" meta:image-count="0" meta:object-count="0" meta:page-count="14" meta:paragraph-count="288" meta:word-count="4393" meta:character-count="26337" meta:non-whitespace-character-count="22158"/>
  </office:meta>
</office:document-meta>
</file>